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start" style:justify-single-word="false"/>
      <style:text-properties fo:font-weight="bold" officeooo:rsid="0031861a" officeooo:paragraph-rsid="003186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1861a" officeooo:paragraph-rsid="003221d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221d3" officeooo:paragraph-rsid="003221d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24c36" officeooo:paragraph-rsid="003266d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4c36" officeooo:paragraph-rsid="0033816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4c36" officeooo:paragraph-rsid="003479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4c36" officeooo:paragraph-rsid="003640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4c36" officeooo:paragraph-rsid="0037db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4c36" officeooo:paragraph-rsid="0038b01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4c36" officeooo:paragraph-rsid="0039e26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4c36" officeooo:paragraph-rsid="003ab94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4c36" officeooo:paragraph-rsid="003bc66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4c36" officeooo:paragraph-rsid="003becd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4c36" officeooo:paragraph-rsid="003c390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4c36" officeooo:paragraph-rsid="003c74f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4c36" officeooo:paragraph-rsid="003f554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4c36" officeooo:paragraph-rsid="0040739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4c36" officeooo:paragraph-rsid="0041750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24c36" officeooo:paragraph-rsid="0042b08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24c36" officeooo:paragraph-rsid="0043886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24c36" officeooo:paragraph-rsid="0044f0c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24c36" officeooo:paragraph-rsid="004632a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24c36" officeooo:paragraph-rsid="0048100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24c36" officeooo:paragraph-rsid="0049895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24c36" officeooo:paragraph-rsid="0049ddf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24c36" officeooo:paragraph-rsid="004a098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24c36" officeooo:paragraph-rsid="004b8a0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24c36" officeooo:paragraph-rsid="004d83c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24c36" officeooo:paragraph-rsid="004dc06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24c36" officeooo:paragraph-rsid="004e600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24c36" officeooo:paragraph-rsid="004ff92a" style:font-weight-asian="normal" style:font-weight-complex="normal"/>
    </style:style>
    <style:style style:name="P34" style:family="paragraph" style:parent-style-name="Standard">
      <style:text-properties fo:font-weight="normal" officeooo:rsid="00224c36" officeooo:paragraph-rsid="003266d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224c36" officeooo:paragraph-rsid="003abd8f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italic" fo:font-weight="normal" officeooo:rsid="00224c36" officeooo:paragraph-rsid="00513411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officeooo:rsid="00224c36" officeooo:paragraph-rsid="004305c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italic" fo:font-weight="normal" officeooo:rsid="00224c36" officeooo:paragraph-rsid="003e058a" style:font-style-asian="italic" style:font-weight-asian="normal" style:font-style-complex="italic" style:font-weight-complex="normal"/>
    </style:style>
    <style:style style:name="P39" style:family="paragraph" style:parent-style-name="Heading_20_3">
      <style:text-properties officeooo:rsid="00505673" officeooo:paragraph-rsid="00505673"/>
    </style:style>
    <style:style style:name="T1" style:family="text">
      <style:text-properties officeooo:rsid="00138897"/>
    </style:style>
    <style:style style:name="T2" style:family="text">
      <style:text-properties officeooo:rsid="0030afa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ebra <text:span text:style-name="T2">2</text:span> 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1">Holt McDougal Larson Algebra <text:span text:style-name="T2">2</text:span>, <text:span text:style-name="T1">Common Core Edition</text:span></text:p>
      <text:p text:style-name="P2"/>
      <text:h text:style-name="Heading_20_3" text:outline-level="3">Quarter 1</text:h>
      <text:p text:style-name="P3">Chapter 1 – Quadratic Functions and Factoring</text:p>
      <text:p text:style-name="P16">AII.4.1 – Simplify expressions using the order of operations, including radicals and absolute value.</text:p>
      <text:p text:style-name="P28">AII.4.2 – Identify numbers and relationships among numbers (properties, equations, inequalities, etc.).</text:p>
      <text:p text:style-name="P14">AII.5.1 – Use and evaluate expressions involving variables.</text:p>
      <text:p text:style-name="P24">AII.5.2 – Write higher orders equations and inequalities from written and oral expression, recognizing equivalent forms.</text:p>
      <text:p text:style-name="P20">AII.5.3 – Identify, graph, and interpret various functions (quadratic, inverse, trigonometric, conic, logarithmic, exponential, etc.).</text:p>
      <text:p text:style-name="P13">AII.6.1 – Solve systems of equations and inequalities using graphs and algebraic methods.</text:p>
      <text:p text:style-name="P34">AII.6.3 – Solve quadratic, exponential, radical, rational, and logarithmic equations.</text:p>
      <text:p text:style-name="P6">AII.6.4 – Graph and perform operations involving polynomials and rational expressions.</text:p>
      <text:p text:style-name="P12">AII.6.5 – Demonstrate mathematical proficiency using a graphing utility.</text:p>
      <text:p text:style-name="P3"><text:span text:style-name="T3"/></text:p>
      <text:p text:style-name="P3">Chapter 2 – Polynomials and Polynomial Functions</text:p>
      <text:p text:style-name="P7">AII.4.4 – Know how the Fundamental Theorem of Algebra applies to polynomials.</text:p>
      <text:p text:style-name="P15">AII.5.1 – Use and evaluate expressions involving variables.</text:p>
      <text:p text:style-name="P25">AII.5.2 – Write higher orders equations and inequalities from written and oral expression, recognizing equivalent forms.</text:p>
      <text:p text:style-name="P11">AII.6.4 – Graph and perform operations involving polynomials and rational expressions.</text:p>
      <text:p text:style-name="P12"><text:span text:style-name="T3">AII.6.5 – Demonstrate mathematical proficiency using a graphing utility.</text:span></text:p>
      <text:p text:style-name="P3"><text:span text:style-name="T3"/></text:p>
      <text:h text:style-name="P39" text:outline-level="3">Quarter 2</text:h>
      <text:p text:style-name="P3"><text:span text:style-name="T3"/></text:p>
      <text:p text:style-name="P3">Chapter 3 – Rational Exponents and Radical Functions</text:p>
      <text:p text:style-name="P17">AII.4.1 – Simplify expressions using the order of operations, including radicals and absolute value.</text:p>
      <text:p text:style-name="P15">AII.5.1 – Use and evaluate expressions involving variables.</text:p>
      <text:p text:style-name="P25">AII.5.2 – Write higher orders equations and inequalities from written and oral expression, recognizing equivalent forms.</text:p>
      <text:p text:style-name="P23">AII.5.3 – Identify, graph, and interpret various functions (quadratic, inverse, trigonometric, conic, logarithmic, exponential, etc.).</text:p>
      <text:p text:style-name="P9">AII.6.3 – Solve quadratic, exponential, radical, rational, and logarithmic equations.</text:p>
      <text:p text:style-name="P12">AII.6.5 – Demonstrate mathematical proficiency using a graphing utility.</text:p>
      <text:p text:style-name="P3"><text:span text:style-name="T3"/></text:p>
      <text:p text:style-name="P3">Chapter 4 – Exponential and Logarithmic Functions</text:p>
      <text:p text:style-name="P29">AII.4.2 – Identify numbers and relationships among numbers (properties, equations, inequalities, etc.).</text:p>
      <text:p text:style-name="P15">AII.5.1 – Use and evaluate expressions involving variables.</text:p>
      <text:p text:style-name="P26">AII.5.2 – Write higher orders equations and inequalities from written and oral expression, recognizing <text:soft-page-break/>equivalent forms.</text:p>
      <text:p text:style-name="P21">AII.5.3 – Identify, graph, and interpret various functions (quadratic, inverse, trigonometric, conic, logarithmic, exponential, etc.).</text:p>
      <text:p text:style-name="P8">AII.6.3 – Solve quadratic, exponential, radical, rational, and logarithmic equations.</text:p>
      <text:p text:style-name="P12">AII.6.5 – Demonstrate mathematical proficiency using a graphing utility.</text:p>
      <text:p text:style-name="P3"><text:span text:style-name="T3"/></text:p>
      <text:h text:style-name="P39" text:outline-level="3">Quarter 3</text:h>
      <text:p text:style-name="P3"><text:span text:style-name="T3"/></text:p>
      <text:p text:style-name="P3">Chapter 5 – Rational Functions</text:p>
      <text:p text:style-name="P15">AII.5.1 – Use and evaluate expressions involving variables.</text:p>
      <text:p text:style-name="P26">AII.5.2 – Write higher orders equations and inequalities from written and oral expression, recognizing equivalent forms.</text:p>
      <text:p text:style-name="P33">AII.6.2 – Solve consumer related problems involving linear programming.</text:p>
      <text:p text:style-name="P10">AII.6.3 – Solve quadratic, exponential, radical, rational, and logarithmic equations.</text:p>
      <text:p text:style-name="P11">AII.6.4 – Graph and perform operations involving polynomials and rational expressions.</text:p>
      <text:p text:style-name="P12">AII.6.5 – Demonstrate mathematical proficiency using a graphing utility.</text:p>
      <text:p text:style-name="P19">AII.5.3 – Identify, graph, and interpret various functions (quadratic, inverse, trigonometric, conic, logarithmic, exponential, etc.).</text:p>
      <text:p text:style-name="P30">AII.7.3 – Judge meaning, utility, and reasonableness of findings in a variety of situations, including those carried out by technology.</text:p>
      <text:p text:style-name="P3"><text:span text:style-name="T3"/></text:p>
      <text:p text:style-name="P3">Chapter 6 – Data Analsys and Statistics</text:p>
      <text:p text:style-name="P15">AII.5.1 – Use and evaluate expressions involving variables.</text:p>
      <text:p text:style-name="P18">AII.5.4 – Present data using statistics and probability (linear regressions, counting techniques)</text:p>
      <text:p text:style-name="P12">AII.6.5 – Demonstrate mathematical proficiency using a graphing utility.</text:p>
      <text:p text:style-name="P27">AII.7.1 – Find and interpret information from graphs, charts, and numerical data.</text:p>
      <text:p text:style-name="P31">AII.7.2 – Predict patterns and generalize trends.</text:p>
      <text:p text:style-name="P3"><text:span text:style-name="T3"/></text:p>
      <text:h text:style-name="P39" text:outline-level="3">Quarter 4</text:h>
      <text:p text:style-name="P3"><text:span text:style-name="T3"/></text:p>
      <text:p text:style-name="P3">Chapter 7 – Sequences and Series</text:p>
      <text:p text:style-name="P15">AII.5.1 – Use and evaluate expressions involving variables.</text:p>
      <text:p text:style-name="P35">AII.5.5 – Understand, interpret, and evaluate sequences and series.</text:p>
      <text:p text:style-name="P12">AII.6.5 – Demonstrate mathematical proficiency using a graphing utility.</text:p>
      <text:p text:style-name="P32">AII.7.2 – Predict patterns and generalize trends.</text:p>
      <text:p text:style-name="P3"><text:span text:style-name="T3"/></text:p>
      <text:p text:style-name="P3">Chapter 8 – Quadratic Relations and Conic Sections</text:p>
      <text:p text:style-name="P15">AII.5.1 – Use and evaluate expressions involving variables.</text:p>
      <text:p text:style-name="P36">AII.5.3 – Identify, graph, and interpret various functions (quadratic, inverse, trigonometric, conic, logarithmic, exponential, etc.).</text:p>
      <text:p text:style-name="P12">AII.6.5 – Demonstrate mathematical proficiency using a graphing utility.</text:p>
      <text:p text:style-name="P3"><text:span text:style-name="T3"/></text:p>
      <text:p text:style-name="P5">Chapter 9 – Trigonometric Ratios and Functions</text:p>
      <text:p text:style-name="P15">AII.5.1 – Use and evaluate expressions involving variables.</text:p>
      <text:p text:style-name="P37">AII.5.3 – Identify, graph, and interpret various functions (quadratic, inverse, trigonometric, conic, logarithmic, exponential, etc.).</text:p>
      <text:p text:style-name="P3"><text:soft-page-break/><text:span text:style-name="T3"/></text:p>
      <text:p text:style-name="P4">Chapter 10 – Trigonometric Graphs, Identities, and Equations</text:p>
      <text:p text:style-name="P38">AII.4.3 – Determine trigonometric values using the unit circle and right triangles.</text:p>
      <text:p text:style-name="P15">AII.5.1 – Use and evaluate expressions involving variables.</text:p>
      <text:p text:style-name="P22">AII.5.3 – Identify, graph, and interpret various functions (quadratic, inverse, trigonometric, conic, logarithmic, exponential, etc.).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6-08-14T13:02:45.638352253</dc:date>
    <meta:editing-duration>PT2H21M45S</meta:editing-duration>
    <meta:editing-cycles>84</meta:editing-cycles>
    <meta:generator>LibreOffice/5.0.6.3$Linux_X86_64 LibreOffice_project/00m0$Build-3</meta:generator>
    <meta:document-statistic meta:table-count="0" meta:image-count="0" meta:object-count="0" meta:page-count="3" meta:paragraph-count="69" meta:word-count="613" meta:character-count="5135" meta:non-whitespace-character-count="4530"/>
  </office:meta>
</office:document-meta>
</file>